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643052159232780552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11"><text:soft-page-break/>Sat Aug 24, 2019 <text:span text:style-name="T1">5.5 miles</text:span></text:p>
      <text:p text:style-name="P11">I ran with our running group in Greendale Cemetery. <text:s/>Six of us ran. </text:p>
      <text:p text:style-name="P12">Warmup: <text:s/><text:span text:style-name="T2">1 mile including ¼ mile up to top of Limber Rd in 2:44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We did the same workout on August 3, three weeks ago.</text:p>
      <text:p text:style-name="P11">Today's times: 14:33 (9:42/mile), <text:s text:c="2"/>13:56 (9:17/mile), 12:59 (8:39/mi)</text:p>
      <text:p text:style-name="P12"><text:span text:style-name="T2">Aug 3</text:span><text:span text:style-name="T5">rd</text:span><text:span text:style-name="T2"> times: 15:11 (10:07/mile), 13:50 (9:13/mile), 13:04 (8:43/mi)</text:span></text:p>
      <text:p text:style-name="P11"/>
      <text:p text:style-name="P12"><text:span text:style-name="T2">Sun Aug 25, 2019 </text:span>3.25 miles </text:p>
      <text:p text:style-name="P11">I ran near a hotel in Lamar PA on our way to Ortley Beach in NJ.</text:p>
      <text:p text:style-name="P11"><text:span text:style-name="T1">Run:</text:span> 2 x out and back 1.5 miles on a hilly road. <text:s/>I rested 3 minutes between the 2 runs. </text:p>
      <text:p text:style-name="P11">Times and paces: 14:06 (9:23/mile), 12:03, (8:02/mile)</text:p>
      <text:p text:style-name="P11"><text:span text:style-name="T1">Warm down:</text:span> rested a few minutes and jogged ¼ mile</text:p>
      <text:p text:style-name="P11"/>
      <text:p text:style-name="P11">Mon Aug 26, 2019 <text:span text:style-name="T1">4.5 miles <text:s/></text:span></text:p>
      <text:p text:style-name="P11">We are in Ortley Beach. <text:s/>I ran 4 miles on roads and a boardwalk. <text:s/>The first 2 miles were mainly into a strong wind and the second 2 miles were with the wind.</text:p>
      <text:p text:style-name="P12">Mile Splits: <text:span text:style-name="T2">10:17, 9:45, 8:49, 8:08</text:span></text:p>
      <text:p text:style-name="P11"><text:span text:style-name="T1">Time and average pace:</text:span> <text:s/>36:59 (9:15/mile)</text:p>
      <text:p text:style-name="P11"/>
      <text:p text:style-name="P11">Tues Aug 27, 2019 <text:span text:style-name="T1">5 miles</text:span> <text:s text:c="2"/></text:p>
      <text:p text:style-name="P11">I walked and ran 5 miles on roads and a boardwalk. <text:s/></text:p>
      <text:p text:style-name="P11">First I walked and ran 2.5 miles by alternating 0.15 mile walks and 0.35 mile runs </text:p>
      <text:p text:style-name="P11">and averaging 12:19/mile. </text:p>
      <text:p text:style-name="P11">Then I rested about a minute and walked and ran 2.5 miles by alternating ¼ mile walks and ¼ mile runs and averaging 13:32/mile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7T10:48:11.29</dc:date>
    <dc:creator>James  Lombardi</dc:creator>
    <meta:editing-duration>PT19H17M45S</meta:editing-duration>
    <meta:editing-cycles>89</meta:editing-cycles>
    <meta:generator>OpenOffice/4.1.2$Win32 OpenOffice.org_project/412m3$Build-9782</meta:generator>
    <meta:document-statistic meta:table-count="0" meta:image-count="0" meta:object-count="0" meta:page-count="17" meta:paragraph-count="430" meta:word-count="4601" meta:character-count="22986"/>
  </office:meta>
</office:document-meta>
</file>